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Unicode MS" svg:font-family="&quot;Arial Unicode MS&quot;"/>
    <style:font-face style:name="Consolas" svg:font-family="Consolas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Hiperliga_231__227_o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7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7.567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9.8714583333333cm" style:use-optimal-column-width="true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9.1822916666667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2.56645833333333cm" style:use-optimal-column-width="true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1.85208333333333cm" style:use-optimal-column-width="true"/>
    </style:style>
    <style:style style:name="co16" style:family="table-column">
      <style:table-column-properties fo:break-before="auto" style:column-width="7.40833333333333cm" style:use-optimal-column-width="true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12.7529166666667cm" style:use-optimal-column-width="true"/>
    </style:style>
    <style:style style:name="co20" style:family="table-column">
      <style:table-column-properties fo:break-before="auto" style:column-width="3.22791666666667cm" style:use-optimal-column-width="true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5.318125cm" style:use-optimal-column-width="true"/>
    </style:style>
    <style:style style:name="co23" style:family="table-column">
      <style:table-column-properties fo:break-before="auto" style:column-width="5.318125cm"/>
    </style:style>
    <style:style style:name="co24" style:family="table-column">
      <style:table-column-properties fo:break-before="auto" style:column-width="13.7054166666667cm" style:use-optimal-column-width="true"/>
    </style:style>
    <style:style style:name="co25" style:family="table-column">
      <style:table-column-properties fo:break-before="auto" style:column-width="3.12208333333333cm" style:use-optimal-column-width="true"/>
    </style:style>
    <style:style style:name="co26" style:family="table-column">
      <style:table-column-properties fo:break-before="auto" style:column-width="10.1070833333333cm" style:use-optimal-column-width="true"/>
    </style:style>
    <style:style style:name="co27" style:family="table-column">
      <style:table-column-properties fo:break-before="auto" style:column-width="7.96395833333333cm"/>
    </style:style>
    <style:style style:name="co28" style:family="table-column">
      <style:table-column-properties fo:break-before="auto" style:column-width="22.4895833333333cm" style:use-optimal-column-width="true"/>
    </style:style>
    <style:style style:name="co29" style:family="table-column">
      <style:table-column-properties fo:break-before="auto" style:column-width="14.1552083333333cm" style:use-optimal-column-width="true"/>
    </style:style>
    <style:style style:name="co30" style:family="table-column">
      <style:table-column-properties fo:break-before="auto" style:column-width="3.51895833333333cm" style:use-optimal-column-width="true"/>
    </style:style>
    <style:style style:name="co31" style:family="table-column">
      <style:table-column-properties fo:break-before="auto" style:column-width="2.619375cm" style:use-optimal-column-width="true"/>
    </style:style>
    <style:style style:name="co32" style:family="table-column">
      <style:table-column-properties fo:break-before="auto" style:column-width="8.73125cm" style:use-optimal-column-width="true"/>
    </style:style>
    <style:style style:name="co33" style:family="table-column">
      <style:table-column-properties fo:break-before="auto" style:column-width="11.7739583333333cm" style:use-optimal-column-width="true"/>
    </style:style>
    <style:style style:name="co34" style:family="table-column">
      <style:table-column-properties fo:break-before="auto" style:column-width="2.09020833333333cm" style:use-optimal-column-width="true"/>
    </style:style>
    <style:style style:name="co35" style:family="table-column">
      <style:table-column-properties fo:break-before="auto" style:column-width="2.03729166666667cm" style:use-optimal-column-width="true"/>
    </style:style>
    <style:style style:name="co36" style:family="table-column">
      <style:table-column-properties fo:break-before="auto" style:column-width="12.1179166666667cm" style:use-optimal-column-width="true"/>
    </style:style>
    <style:style style:name="co37" style:family="table-column">
      <style:table-column-properties fo:break-before="auto" style:column-width="2.64583333333333cm" style:use-optimal-column-width="true"/>
    </style:style>
    <style:style style:name="co38" style:family="table-column">
      <style:table-column-properties fo:break-before="auto" style:column-width="2.11666666666667cm" style:use-optimal-column-width="true"/>
    </style:style>
    <style:style style:name="co39" style:family="table-column">
      <style:table-column-properties fo:break-before="auto" style:column-width="3.04270833333333cm" style:use-optimal-column-width="true"/>
    </style:style>
    <style:style style:name="co40" style:family="table-column">
      <style:table-column-properties fo:break-before="auto" style:column-width="4.23333333333333cm" style:use-optimal-column-width="true"/>
    </style:style>
    <style:style style:name="co41" style:family="table-column">
      <style:table-column-properties fo:break-before="auto" style:column-width="3.730625cm" style:use-optimal-column-width="true"/>
    </style:style>
    <style:style style:name="co42" style:family="table-column">
      <style:table-column-properties fo:break-before="auto" style:column-width="8.12270833333333cm" style:use-optimal-column-width="true"/>
    </style:style>
    <style:style style:name="co43" style:family="table-column">
      <style:table-column-properties fo:break-before="auto" style:column-width="4.57729166666667cm"/>
    </style:style>
    <style:style style:name="co44" style:family="table-column">
      <style:table-column-properties fo:break-before="auto" style:column-width="9.81604166666667cm" style:use-optimal-column-width="true"/>
    </style:style>
    <style:style style:name="co45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rnecedor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_Fornecedor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Morad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s_F100</text:p>
          </table:table-cell>
          <table:table-cell office:value-type="string" table:style-name="ce1">
            <text:p>quirumed</text:p>
          </table:table-cell>
          <table:table-cell office:value-type="string" table:style-name="ce1">
            <text:p>Rua São Francisco Xavier, numero 413, porta 202<text:s/>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0','quirumed','Rua São Francisco Xavier, numero 413, porta 202 ')" table:formula="of:=[.D2]&amp;[.A2]&amp;[.E2]&amp;[.F2]&amp;[.E2]&amp;[.B2]&amp;[.E2]&amp;[.F2]&amp;[.E2]&amp;[.C2]&amp;[.G2]" table:style-name="ce1">
            <text:p>INSERT INTO dbo.Fornecedor_Ars VALUES ('ars_F100','quirumed','Rua São Francisco Xavier, numero 413, porta 202 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1</text:p>
          </table:table-cell>
          <table:table-cell office:value-type="string" table:style-name="ce2">
            <text:p>OCP Portugal</text:p>
          </table:table-cell>
          <table:table-cell office:value-type="string" table:style-name="ce1">
            <text:p>Rua Cd. Bonfim 736 302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1','OCP Portugal','Rua Cd. Bonfim 736 302')" table:formula="of:=[.D3]&amp;[.A3]&amp;[.E3]&amp;[.F3]&amp;[.E3]&amp;[.B3]&amp;[.E3]&amp;[.F3]&amp;[.E3]&amp;[.C3]&amp;[.G3]" table:style-name="ce1">
            <text:p>INSERT INTO dbo.Fornecedor_Ars VALUES ('ars_F101','OCP Portugal','Rua Cd. Bonfim 736 302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2</text:p>
          </table:table-cell>
          <table:table-cell office:value-type="string" table:style-name="ce1">
            <text:p>Alliance Healthcare Portugal</text:p>
          </table:table-cell>
          <table:table-cell office:value-type="string" table:style-name="ce1">
            <text:p>Rua Eng. Adel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2','Alliance Healthcare Portugal','Rua Eng. Adel')" table:formula="of:=[.D4]&amp;[.A4]&amp;[.E4]&amp;[.F4]&amp;[.E4]&amp;[.B4]&amp;[.E4]&amp;[.F4]&amp;[.E4]&amp;[.C4]&amp;[.G4]" table:style-name="ce1">
            <text:p>INSERT INTO dbo.Fornecedor_Ars VALUES ('ars_F102','Alliance Healthcare Portugal','Rua Eng. Adel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3</text:p>
          </table:table-cell>
          <table:table-cell office:value-type="string" table:style-name="ce1">
            <text:p>Medifarma</text:p>
          </table:table-cell>
          <table:table-cell office:value-type="string" table:style-name="ce1">
            <text:p>R. António J N Silva 24/8 9500-022 PONTA ELGAD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3','Medifarma','R. António J N Silva 24/8 9500-022 PONTA ELGADA')" table:formula="of:=[.D5]&amp;[.A5]&amp;[.E5]&amp;[.F5]&amp;[.E5]&amp;[.B5]&amp;[.E5]&amp;[.F5]&amp;[.E5]&amp;[.C5]&amp;[.G5]" table:style-name="ce1">
            <text:p>INSERT INTO dbo.Fornecedor_Ars VALUES ('ars_F103','Medifarma','R. António J N Silva 24/8 9500-022 PONTA ELGAD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4</text:p>
          </table:table-cell>
          <table:table-cell office:value-type="string" table:style-name="ce1">
            <text:p>Caldeira &amp; Metelo Lda.Medicamentos</text:p>
          </table:table-cell>
          <table:table-cell office:value-type="string" table:style-name="ce1">
            <text:p>R. 25 Abril nº 6 A - Brandoa 2650-061 AMADOR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4','Caldeira &amp; Metelo Lda.Medicamentos','R. 25 Abril nº 6 A - Brandoa 2650-061 AMADORA')" table:formula="of:=[.D6]&amp;[.A6]&amp;[.E6]&amp;[.F6]&amp;[.E6]&amp;[.B6]&amp;[.E6]&amp;[.F6]&amp;[.E6]&amp;[.C6]&amp;[.G6]" table:style-name="ce1">
            <text:p>INSERT INTO dbo.Fornecedor_Ars VALUES ('ars_F104','Caldeira &amp; Metelo Lda.Medicamentos','R. 25 Abril nº 6 A - Brandoa 2650-061 AMADOR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5</text:p>
          </table:table-cell>
          <table:table-cell office:value-type="string" table:style-name="ce1">
            <text:p>Nanques Farma Lda.Medicamentos</text:p>
          </table:table-cell>
          <table:table-cell office:value-type="string" table:style-name="ce1">
            <text:p>Canada Folhadais 12-A Angra Heroísmo 9700-706 TERRA CHÃ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5','Nanques Farma Lda.Medicamentos','Canada Folhadais 12-A Angra Heroísmo 9700-706 TERRA CHÃ')" table:formula="of:=[.D7]&amp;[.A7]&amp;[.E7]&amp;[.F7]&amp;[.E7]&amp;[.B7]&amp;[.E7]&amp;[.F7]&amp;[.E7]&amp;[.C7]&amp;[.G7]" table:style-name="ce1">
            <text:p>INSERT INTO dbo.Fornecedor_Ars VALUES ('ars_F105','Nanques Farma Lda.Medicamentos','Canada Folhadais 12-A Angra Heroísmo 9700-706 TERRA CHÃ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6</text:p>
          </table:table-cell>
          <table:table-cell office:value-type="string" table:style-name="ce1">
            <text:p>Medicanorte-medicamentos do Norte Lda.Medicamentos<text:s/></text:p>
          </table:table-cell>
          <table:table-cell office:value-type="string" table:style-name="ce1">
            <text:p>Rua Aldão 174 Vila Frescainha 4750-810 BARCELO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6','Medicanorte-medicamentos do Norte Lda.Medicamentos ','Rua Aldão 174 Vila Frescainha 4750-810 BARCELOS')" table:formula="of:=[.D8]&amp;[.A8]&amp;[.E8]&amp;[.F8]&amp;[.E8]&amp;[.B8]&amp;[.E8]&amp;[.F8]&amp;[.E8]&amp;[.C8]&amp;[.G8]" table:style-name="ce1">
            <text:p>INSERT INTO dbo.Fornecedor_Ars VALUES ('ars_F106','Medicanorte-medicamentos do Norte Lda.Medicamentos ','Rua Aldão 174 Vila Frescainha 4750-810 BARCELO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7</text:p>
          </table:table-cell>
          <table:table-cell office:value-type="string" table:style-name="ce1">
            <text:p>Cofanor-cooperativa dos Farmacêuticos do Norte CrlMedicamentos</text:p>
          </table:table-cell>
          <table:table-cell office:value-type="string" table:style-name="ce1">
            <text:p>R. Palmeiras 51 4150-563 PORTO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7','Cofanor-cooperativa dos Farmacêuticos do Norte CrlMedicamentos','R. Palmeiras 51 4150-563 PORTO')" table:formula="of:=[.D9]&amp;[.A9]&amp;[.E9]&amp;[.F9]&amp;[.E9]&amp;[.B9]&amp;[.E9]&amp;[.F9]&amp;[.E9]&amp;[.C9]&amp;[.G9]" table:style-name="ce1">
            <text:p>INSERT INTO dbo.Fornecedor_Ars VALUES ('ars_F107','Cofanor-cooperativa dos Farmacêuticos do Norte CrlMedicamentos','R. Palmeiras 51 4150-563 PORTO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8</text:p>
          </table:table-cell>
          <table:table-cell office:value-type="string" table:style-name="ce1">
            <text:p>N o Frayão Lda.Medicamentos</text:p>
          </table:table-cell>
          <table:table-cell office:value-type="string" table:style-name="ce1">
            <text:p>R. Comend. Ernesto Rebelo 4-R/C 9900-112 HORTA (Açores)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8','N o Frayão Lda.Medicamentos','R. Comend. Ernesto Rebelo 4-R/C 9900-112 HORTA (Açores)')" table:formula="of:=[.D10]&amp;[.A10]&amp;[.E10]&amp;[.F10]&amp;[.E10]&amp;[.B10]&amp;[.E10]&amp;[.F10]&amp;[.E10]&amp;[.C10]&amp;[.G10]" table:style-name="ce1">
            <text:p>INSERT INTO dbo.Fornecedor_Ars VALUES ('ars_F108','N o Frayão Lda.Medicamentos','R. Comend. Ernesto Rebelo 4-R/C 9900-112 HORTA (Açores)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09</text:p>
          </table:table-cell>
          <table:table-cell office:value-type="string" table:style-name="ce1">
            <text:p>Logista PharmaMedicamentos - Armazenistas e Distribuidores</text:p>
          </table:table-cell>
          <table:table-cell office:value-type="string" table:style-name="ce1">
            <text:p>Lote 1 A - Palhavã 2894-002 Alcochete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09','Logista PharmaMedicamentos - Armazenistas e Distribuidores','Lote 1 A - Palhavã 2894-002 Alcochete')" table:formula="of:=[.D11]&amp;[.A11]&amp;[.E11]&amp;[.F11]&amp;[.E11]&amp;[.B11]&amp;[.E11]&amp;[.F11]&amp;[.E11]&amp;[.C11]&amp;[.G11]" table:style-name="ce1">
            <text:p>INSERT INTO dbo.Fornecedor_Ars VALUES ('ars_F109','Logista PharmaMedicamentos - Armazenistas e Distribuidores','Lote 1 A - Palhavã 2894-002 Alcochete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0</text:p>
          </table:table-cell>
          <table:table-cell office:value-type="string" table:style-name="ce1">
            <text:p>Plural - Cooperativa Farmacêutica CrlMedicamentos</text:p>
          </table:table-cell>
          <table:table-cell office:value-type="string" table:style-name="ce1">
            <text:p>Lote 1 A - Palhavã 2894-002 Alcochete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0','Plural - Cooperativa Farmacêutica CrlMedicamentos','Lote 1 A - Palhavã 2894-002 Alcochete')" table:formula="of:=[.D12]&amp;[.A12]&amp;[.E12]&amp;[.F12]&amp;[.E12]&amp;[.B12]&amp;[.E12]&amp;[.F12]&amp;[.E12]&amp;[.C12]&amp;[.G12]" table:style-name="ce1">
            <text:p>INSERT INTO dbo.Fornecedor_Ars VALUES ('ars_F110','Plural - Cooperativa Farmacêutica CrlMedicamentos','Lote 1 A - Palhavã 2894-002 Alcochete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1</text:p>
          </table:table-cell>
          <table:table-cell office:value-type="string" table:style-name="ce1">
            <text:p>Al Hikma Farmacêutica Portugal Lda.Medicamentos</text:p>
          </table:table-cell>
          <table:table-cell office:value-type="string" table:style-name="ce1">
            <text:p>Estrada Nacional 9 - Cruzamento da Ericeira - S. Gabriel 2750 CASCAI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1','Al Hikma Farmacêutica Portugal Lda.Medicamentos','Estrada Nacional 9 - Cruzamento da Ericeira - S. Gabriel 2750 CASCAIS')" table:formula="of:=[.D13]&amp;[.A13]&amp;[.E13]&amp;[.F13]&amp;[.E13]&amp;[.B13]&amp;[.E13]&amp;[.F13]&amp;[.E13]&amp;[.C13]&amp;[.G13]" table:style-name="ce1">
            <text:p>INSERT INTO dbo.Fornecedor_Ars VALUES ('ars_F111','Al Hikma Farmacêutica Portugal Lda.Medicamentos','Estrada Nacional 9 - Cruzamento da Ericeira - S. Gabriel 2750 CASCAI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2</text:p>
          </table:table-cell>
          <table:table-cell office:value-type="string" table:style-name="ce1">
            <text:p>Al Hikma Farmacêutica Portugal Lda.Medicamentos</text:p>
          </table:table-cell>
          <table:table-cell office:value-type="string" table:style-name="ce1">
            <text:p>Estrada Nacional 9 - Cruzamento da Ericeira - S. Gabriel 2750 CASCAIS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2','Al Hikma Farmacêutica Portugal Lda.Medicamentos','Estrada Nacional 9 - Cruzamento da Ericeira - S. Gabriel 2750 CASCAIS')" table:formula="of:=[.D14]&amp;[.A14]&amp;[.E14]&amp;[.F14]&amp;[.E14]&amp;[.B14]&amp;[.E14]&amp;[.F14]&amp;[.E14]&amp;[.C14]&amp;[.G14]" table:style-name="ce1">
            <text:p>INSERT INTO dbo.Fornecedor_Ars VALUES ('ars_F112','Al Hikma Farmacêutica Portugal Lda.Medicamentos','Estrada Nacional 9 - Cruzamento da Ericeira - S. Gabriel 2750 CASCAIS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3</text:p>
          </table:table-cell>
          <table:table-cell office:value-type="string" table:style-name="ce1">
            <text:p>Astrazeneca-produtos Farmacêuticos Lda.Medicamentos</text:p>
          </table:table-cell>
          <table:table-cell office:value-type="string" table:style-name="ce1">
            <text:p>R. Humberto Madeira 7 Valejas 2730-097 BARCAREN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3','Astrazeneca-produtos Farmacêuticos Lda.Medicamentos','R. Humberto Madeira 7 Valejas 2730-097 BARCARENA')" table:formula="of:=[.D15]&amp;[.A15]&amp;[.E15]&amp;[.F15]&amp;[.E15]&amp;[.B15]&amp;[.E15]&amp;[.F15]&amp;[.E15]&amp;[.C15]&amp;[.G15]" table:style-name="ce1">
            <text:p>INSERT INTO dbo.Fornecedor_Ars VALUES ('ars_F113','Astrazeneca-produtos Farmacêuticos Lda.Medicamentos','R. Humberto Madeira 7 Valejas 2730-097 BARCAREN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4</text:p>
          </table:table-cell>
          <table:table-cell office:value-type="string" table:style-name="ce1">
            <text:p>Farlab-comércio e Representações Lda.Medicamentos</text:p>
          </table:table-cell>
          <table:table-cell office:value-type="string" table:style-name="ce1">
            <text:p>Zona Industrial da Portelinha 4514-909 FÂNZERES GONDOMAR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4','Farlab-comércio e Representações Lda.Medicamentos','Zona Industrial da Portelinha 4514-909 FÂNZERES GONDOMAR')" table:formula="of:=[.D16]&amp;[.A16]&amp;[.E16]&amp;[.F16]&amp;[.E16]&amp;[.B16]&amp;[.E16]&amp;[.F16]&amp;[.E16]&amp;[.C16]&amp;[.G16]" table:style-name="ce1">
            <text:p>INSERT INTO dbo.Fornecedor_Ars VALUES ('ars_F114','Farlab-comércio e Representações Lda.Medicamentos','Zona Industrial da Portelinha 4514-909 FÂNZERES GONDOMAR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5</text:p>
          </table:table-cell>
          <table:table-cell office:value-type="string" table:style-name="ce1">
            <text:p>Botelho &amp; Rodrigues Lda.Medicamentos</text:p>
          </table:table-cell>
          <table:table-cell office:value-type="string" table:style-name="ce1">
            <text:p>R. Cons. Lobato 345/85-R/C <text:s/>4700-338 BRAG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5','Botelho &amp; Rodrigues Lda.Medicamentos','R. Cons. Lobato 345/85-R/C  4700-338 BRAGA')" table:formula="of:=[.D17]&amp;[.A17]&amp;[.E17]&amp;[.F17]&amp;[.E17]&amp;[.B17]&amp;[.E17]&amp;[.F17]&amp;[.E17]&amp;[.C17]&amp;[.G17]" table:style-name="ce1">
            <text:p>INSERT INTO dbo.Fornecedor_Ars VALUES ('ars_F115','Botelho &amp; Rodrigues Lda.Medicamentos','R. Cons. Lobato 345/85-R/C <text:s/>4700-338 BRAG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6</text:p>
          </table:table-cell>
          <table:table-cell office:value-type="string" table:style-name="ce1">
            <text:p>Martins &amp; Fernandes Sa</text:p>
          </table:table-cell>
          <table:table-cell office:value-type="string" table:style-name="ce1">
            <text:p>R. Raul M Ponsard 4-B <text:s/>1750-243 LISBO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6','Martins &amp; Fernandes Sa','R. Raul M Ponsard 4-B  1750-243 LISBOA')" table:formula="of:=[.D18]&amp;[.A18]&amp;[.E18]&amp;[.F18]&amp;[.E18]&amp;[.B18]&amp;[.E18]&amp;[.F18]&amp;[.E18]&amp;[.C18]&amp;[.G18]" table:style-name="ce1">
            <text:p>INSERT INTO dbo.Fornecedor_Ars VALUES ('ars_F116','Martins &amp; Fernandes Sa','R. Raul M Ponsard 4-B <text:s/>1750-243 LISBO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7</text:p>
          </table:table-cell>
          <table:table-cell office:value-type="string" table:style-name="ce1">
            <text:p>Ktb-produtos Farmacêuticos SaMedicamentos</text:p>
          </table:table-cell>
          <table:table-cell office:value-type="string" table:style-name="ce1">
            <text:p>Edifício SKF, lote 1 - Casal de Alfragide 2720-413 AMADOR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7','Ktb-produtos Farmacêuticos SaMedicamentos','Edifício SKF, lote 1 - Casal de Alfragide 2720-413 AMADORA')" table:formula="of:=[.D19]&amp;[.A19]&amp;[.E19]&amp;[.F19]&amp;[.E19]&amp;[.B19]&amp;[.E19]&amp;[.F19]&amp;[.E19]&amp;[.C19]&amp;[.G19]" table:style-name="ce1">
            <text:p>INSERT INTO dbo.Fornecedor_Ars VALUES ('ars_F117','Ktb-produtos Farmacêuticos SaMedicamentos','Edifício SKF, lote 1 - Casal de Alfragide 2720-413 AMADOR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8</text:p>
          </table:table-cell>
          <table:table-cell office:value-type="string" table:style-name="ce1">
            <text:p>Fsr - Francisco da Silva Ribeiro Lda.Medicamentos</text:p>
          </table:table-cell>
          <table:table-cell office:value-type="string" table:style-name="ce1">
            <text:p>R. D. Pedro Iv 22-R/C 9900-111 HORT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8','Fsr - Francisco da Silva Ribeiro Lda.Medicamentos','R. D. Pedro Iv 22-R/C 9900-111 HORTA')" table:formula="of:=[.D20]&amp;[.A20]&amp;[.E20]&amp;[.F20]&amp;[.E20]&amp;[.B20]&amp;[.E20]&amp;[.F20]&amp;[.E20]&amp;[.C20]&amp;[.G20]" table:style-name="ce1">
            <text:p>INSERT INTO dbo.Fornecedor_Ars VALUES ('ars_F118','Fsr - Francisco da Silva Ribeiro Lda.Medicamentos','R. D. Pedro Iv 22-R/C 9900-111 HORTA'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_F119</text:p>
          </table:table-cell>
          <table:table-cell office:value-type="string" table:style-name="ce1">
            <text:p>Sousa &amp; C Lda.Medicamentos - Armazenistas e Distribuidores<text:s/></text:p>
          </table:table-cell>
          <table:table-cell office:value-type="string" table:style-name="ce1">
            <text:p>R. Carlos Magalhães 25/7 Dume 4700-001 BRAGA</text:p>
          </table:table-cell>
          <table:table-cell office:value-type="string" table:style-name="ce1">
            <text:p>INSERT INTO dbo.Fornecedor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')</text:p>
          </table:table-cell>
          <table:table-cell office:value-type="string" office:string-value="INSERT INTO dbo.Fornecedor_Ars VALUES ('ars_F119','Sousa &amp; C Lda.Medicamentos - Armazenistas e Distribuidores ','R. Carlos Magalhães 25/7 Dume 4700-001 BRAGA')" table:formula="of:=[.D21]&amp;[.A21]&amp;[.E21]&amp;[.F21]&amp;[.E21]&amp;[.B21]&amp;[.E21]&amp;[.F21]&amp;[.E21]&amp;[.C21]&amp;[.G21]" table:style-name="ce1">
            <text:p>INSERT INTO dbo.Fornecedor_Ars VALUES ('ars_F119','Sousa &amp; C Lda.Medicamentos - Armazenistas e Distribuidores ','R. Carlos Magalhães 25/7 Dume 4700-001 BRAGA')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Funcionario_Ars" table:style-name="ta2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3" table:default-cell-style-name="ce1"/>
        <table:table-column table:style-name="co11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ID_Funcionari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ntacto</text:p>
          </table:table-cell>
          <table:table-cell office:value-type="string" table:style-name="ce1">
            <text:p>ID_Departamen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s_C100</text:p>
          </table:table-cell>
          <table:table-cell office:value-type="string" table:style-name="ce3">
            <text:p>Adolfo Casado</text:p>
          </table:table-cell>
          <table:table-cell office:value-type="string" table:style-name="ce4">
            <text:p><text:a xlink:href="mailto:Acasado@gmail.com">Acasado@gmail.com</text:a></text:p>
          </table:table-cell>
          <table:table-cell office:value-type="string" table:style-name="ce1">
            <text:p>ars_D100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0','Adolfo Casado','Acasado@gmail.com','ars_D100')" table:formula="of:=[.E2]&amp;[.F2]&amp;[.A2]&amp;[.G2]&amp;[.B2]&amp;[.G2]&amp;[.C2]&amp;[.G2]&amp;[.D2]&amp;[.H2]" table:style-name="ce1">
            <text:p>INSERT INTO dbo.Funcionario_Ars VALUES ('ars_C100','Adolfo Casado','Acasado@gmail.com','ars_D100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1</text:p>
          </table:table-cell>
          <table:table-cell office:value-type="string" table:style-name="ce3">
            <text:p>ABencatel@gmail.com</text:p>
          </table:table-cell>
          <table:table-cell office:value-type="string" table:style-name="ce4">
            <text:p><text:a xlink:href="mailto:ABencatel@gmail.com">ABencatel@gmail.com</text:a></text:p>
          </table:table-cell>
          <table:table-cell office:value-type="string" table:style-name="ce1">
            <text:p>ars_D101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1','ABencatel@gmail.com','ABencatel@gmail.com','ars_D101')" table:formula="of:=[.E3]&amp;[.F3]&amp;[.A3]&amp;[.G3]&amp;[.B3]&amp;[.G3]&amp;[.C3]&amp;[.G3]&amp;[.D3]&amp;[.H3]" table:style-name="ce1">
            <text:p>INSERT INTO dbo.Funcionario_Ars VALUES ('ars_C101','ABencatel@gmail.com','ABencatel@gmail.com','ars_D101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2</text:p>
          </table:table-cell>
          <table:table-cell office:value-type="string" table:style-name="ce3">
            <text:p>Anacleto Vicario</text:p>
          </table:table-cell>
          <table:table-cell office:value-type="string" table:style-name="ce4">
            <text:p><text:a xlink:href="mailto:AVicario@gmail.com">AVicario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2','Anacleto Vicario','AVicario@gmail.com','ars_D102')" table:formula="of:=[.E4]&amp;[.F4]&amp;[.A4]&amp;[.G4]&amp;[.B4]&amp;[.G4]&amp;[.C4]&amp;[.G4]&amp;[.D4]&amp;[.H4]" table:style-name="ce1">
            <text:p>INSERT INTO dbo.Funcionario_Ars VALUES ('ars_C102','Anacleto Vicario','AVicario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3</text:p>
          </table:table-cell>
          <table:table-cell office:value-type="string" table:style-name="ce3">
            <text:p>André Granjeia</text:p>
          </table:table-cell>
          <table:table-cell office:value-type="string" table:style-name="ce4">
            <text:p><text:a xlink:href="mailto:AGranjeia@gmail.com">AGranjeia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3','André Granjeia','AGranjeia@gmail.com','ars_D103')" table:formula="of:=[.E5]&amp;[.F5]&amp;[.A5]&amp;[.G5]&amp;[.B5]&amp;[.G5]&amp;[.C5]&amp;[.G5]&amp;[.D5]&amp;[.H5]" table:style-name="ce1">
            <text:p>INSERT INTO dbo.Funcionario_Ars VALUES ('ars_C103','André Granjeia','AGranjeia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4</text:p>
          </table:table-cell>
          <table:table-cell office:value-type="string" table:style-name="ce3">
            <text:p>Barnabé Barroso</text:p>
          </table:table-cell>
          <table:table-cell office:value-type="string" table:style-name="ce4">
            <text:p><text:a xlink:href="mailto:BBarroso@gmail.com">BBarroso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4','Barnabé Barroso','BBarroso@gmail.com','ars_D104')" table:formula="of:=[.E6]&amp;[.F6]&amp;[.A6]&amp;[.G6]&amp;[.B6]&amp;[.G6]&amp;[.C6]&amp;[.G6]&amp;[.D6]&amp;[.H6]" table:style-name="ce1">
            <text:p>INSERT INTO dbo.Funcionario_Ars VALUES ('ars_C104','Barnabé Barroso','BBarroso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5</text:p>
          </table:table-cell>
          <table:table-cell office:value-type="string" table:style-name="ce3">
            <text:p>Caetana Nolasco</text:p>
          </table:table-cell>
          <table:table-cell office:value-type="string" table:style-name="ce4">
            <text:p><text:a xlink:href="mailto:CNolasco@gmail.com">CNolasco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5','Caetana Nolasco','CNolasco@gmail.com','ars_D105')" table:formula="of:=[.E7]&amp;[.F7]&amp;[.A7]&amp;[.G7]&amp;[.B7]&amp;[.G7]&amp;[.C7]&amp;[.G7]&amp;[.D7]&amp;[.H7]" table:style-name="ce1">
            <text:p>INSERT INTO dbo.Funcionario_Ars VALUES ('ars_C105','Caetana Nolasco','CNolasco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6</text:p>
          </table:table-cell>
          <table:table-cell office:value-type="string" table:style-name="ce3">
            <text:p>Cauê Malheiros</text:p>
          </table:table-cell>
          <table:table-cell office:value-type="string" table:style-name="ce4">
            <text:p><text:a xlink:href="mailto:CMalheiros@gmail.com">CMalheiros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6','Cauê Malheiros','CMalheiros@gmail.com','ars_D106')" table:formula="of:=[.E8]&amp;[.F8]&amp;[.A8]&amp;[.G8]&amp;[.B8]&amp;[.G8]&amp;[.C8]&amp;[.G8]&amp;[.D8]&amp;[.H8]" table:style-name="ce1">
            <text:p>INSERT INTO dbo.Funcionario_Ars VALUES ('ars_C106','Cauê Malheiros','CMalheiros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7</text:p>
          </table:table-cell>
          <table:table-cell office:value-type="string" table:style-name="ce3">
            <text:p>Deolinda Caldas</text:p>
          </table:table-cell>
          <table:table-cell office:value-type="string" table:style-name="ce4">
            <text:p><text:a xlink:href="mailto:DCaldas@gmail.com">DCaldas@gmail.com</text:a></text:p>
          </table:table-cell>
          <table:table-cell office:value-type="string" table:style-name="ce1">
            <text:p>ars_D107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7','Deolinda Caldas','DCaldas@gmail.com','ars_D107')" table:formula="of:=[.E9]&amp;[.F9]&amp;[.A9]&amp;[.G9]&amp;[.B9]&amp;[.G9]&amp;[.C9]&amp;[.G9]&amp;[.D9]&amp;[.H9]" table:style-name="ce1">
            <text:p>INSERT INTO dbo.Funcionario_Ars VALUES ('ars_C107','Deolinda Caldas','DCaldas@gmail.com','ars_D107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8</text:p>
          </table:table-cell>
          <table:table-cell office:value-type="string" table:style-name="ce3">
            <text:p>Derli Salles</text:p>
          </table:table-cell>
          <table:table-cell office:value-type="string" table:style-name="ce4">
            <text:p><text:a xlink:href="mailto:DSalles@gmail.com">DSalles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8','Derli Salles','DSalles@gmail.com','ars_D102')" table:formula="of:=[.E10]&amp;[.F10]&amp;[.A10]&amp;[.G10]&amp;[.B10]&amp;[.G10]&amp;[.C10]&amp;[.G10]&amp;[.D10]&amp;[.H10]" table:style-name="ce1">
            <text:p>INSERT INTO dbo.Funcionario_Ars VALUES ('ars_C108','Derli Salles','DSalles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09</text:p>
          </table:table-cell>
          <table:table-cell office:value-type="string" table:style-name="ce3">
            <text:p>Diógenes Reino</text:p>
          </table:table-cell>
          <table:table-cell office:value-type="string" table:style-name="ce4">
            <text:p><text:a xlink:href="mailto:DReino@gmail.com">DReino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09','Diógenes Reino','DReino@gmail.com','ars_D103')" table:formula="of:=[.E11]&amp;[.F11]&amp;[.A11]&amp;[.G11]&amp;[.B11]&amp;[.G11]&amp;[.C11]&amp;[.G11]&amp;[.D11]&amp;[.H11]" table:style-name="ce1">
            <text:p>INSERT INTO dbo.Funcionario_Ars VALUES ('ars_C109','Diógenes Reino','DReino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0</text:p>
          </table:table-cell>
          <table:table-cell office:value-type="string" table:style-name="ce3">
            <text:p>Ezequiel Pitangui</text:p>
          </table:table-cell>
          <table:table-cell office:value-type="string" table:style-name="ce4">
            <text:p><text:a xlink:href="mailto:EPitangui@gmail.com">EPitangui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0','Ezequiel Pitangui','EPitangui@gmail.com','ars_D104')" table:formula="of:=[.E12]&amp;[.F12]&amp;[.A12]&amp;[.G12]&amp;[.B12]&amp;[.G12]&amp;[.C12]&amp;[.G12]&amp;[.D12]&amp;[.H12]" table:style-name="ce1">
            <text:p>INSERT INTO dbo.Funcionario_Ars VALUES ('ars_C110','Ezequiel Pitangui','EPitangui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1</text:p>
          </table:table-cell>
          <table:table-cell office:value-type="string" table:style-name="ce3">
            <text:p>Ferdinando Peroba</text:p>
          </table:table-cell>
          <table:table-cell office:value-type="string" table:style-name="ce4">
            <text:p><text:a xlink:href="mailto:FPeroba@gmail.com">FPeroba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1','Ferdinando Peroba','FPeroba@gmail.com','ars_D105')" table:formula="of:=[.E13]&amp;[.F13]&amp;[.A13]&amp;[.G13]&amp;[.B13]&amp;[.G13]&amp;[.C13]&amp;[.G13]&amp;[.D13]&amp;[.H13]" table:style-name="ce1">
            <text:p>INSERT INTO dbo.Funcionario_Ars VALUES ('ars_C111','Ferdinando Peroba','FPeroba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2</text:p>
          </table:table-cell>
          <table:table-cell office:value-type="string" table:style-name="ce3">
            <text:p>Gláucia Carvalheiro</text:p>
          </table:table-cell>
          <table:table-cell office:value-type="string" table:style-name="ce4">
            <text:p><text:a xlink:href="mailto:GCarvalheiro@gmail.com">GCarvalheiro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2','Gláucia Carvalheiro','GCarvalheiro@gmail.com','ars_D106')" table:formula="of:=[.E14]&amp;[.F14]&amp;[.A14]&amp;[.G14]&amp;[.B14]&amp;[.G14]&amp;[.C14]&amp;[.G14]&amp;[.D14]&amp;[.H14]" table:style-name="ce1">
            <text:p>INSERT INTO dbo.Funcionario_Ars VALUES ('ars_C112','Gláucia Carvalheiro','GCarvalheiro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3</text:p>
          </table:table-cell>
          <table:table-cell office:value-type="string" table:style-name="ce3">
            <text:p>Guaraci Guzmán</text:p>
          </table:table-cell>
          <table:table-cell office:value-type="string" table:style-name="ce4">
            <text:p><text:a xlink:href="mailto:GGuzman@gmail.com">GGuzman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3','Guaraci Guzmán','GGuzman@gmail.com','ars_D103')" table:formula="of:=[.E15]&amp;[.F15]&amp;[.A15]&amp;[.G15]&amp;[.B15]&amp;[.G15]&amp;[.C15]&amp;[.G15]&amp;[.D15]&amp;[.H15]" table:style-name="ce1">
            <text:p>INSERT INTO dbo.Funcionario_Ars VALUES ('ars_C113','Guaraci Guzmán','GGuzman@gmail.com','ars_D103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4</text:p>
          </table:table-cell>
          <table:table-cell office:value-type="string" table:style-name="ce3">
            <text:p>Juçara Robalo</text:p>
          </table:table-cell>
          <table:table-cell office:value-type="string" table:style-name="ce4">
            <text:p><text:a xlink:href="mailto:JRobalo@gmail.com">JRobalo@gmail.com</text:a></text:p>
          </table:table-cell>
          <table:table-cell office:value-type="string" table:style-name="ce1">
            <text:p>ars_D104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4','Juçara Robalo','JRobalo@gmail.com','ars_D104')" table:formula="of:=[.E16]&amp;[.F16]&amp;[.A16]&amp;[.G16]&amp;[.B16]&amp;[.G16]&amp;[.C16]&amp;[.G16]&amp;[.D16]&amp;[.H16]" table:style-name="ce1">
            <text:p>INSERT INTO dbo.Funcionario_Ars VALUES ('ars_C114','Juçara Robalo','JRobalo@gmail.com','ars_D104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5</text:p>
          </table:table-cell>
          <table:table-cell office:value-type="string" table:style-name="ce3">
            <text:p>Levi Reyes</text:p>
          </table:table-cell>
          <table:table-cell office:value-type="string" table:style-name="ce4">
            <text:p><text:a xlink:href="mailto:LReyes@gmail.com">LReyes@gmail.com</text:a></text:p>
          </table:table-cell>
          <table:table-cell office:value-type="string" table:style-name="ce1">
            <text:p>ars_D105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5','Levi Reyes','LReyes@gmail.com','ars_D105')" table:formula="of:=[.E17]&amp;[.F17]&amp;[.A17]&amp;[.G17]&amp;[.B17]&amp;[.G17]&amp;[.C17]&amp;[.G17]&amp;[.D17]&amp;[.H17]" table:style-name="ce1">
            <text:p>INSERT INTO dbo.Funcionario_Ars VALUES ('ars_C115','Levi Reyes','LReyes@gmail.com','ars_D105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6</text:p>
          </table:table-cell>
          <table:table-cell office:value-type="string" table:style-name="ce3">
            <text:p>Márcia Areosa</text:p>
          </table:table-cell>
          <table:table-cell office:value-type="string" table:style-name="ce4">
            <text:p><text:a xlink:href="mailto:MAreosa@gmail.com">MAreosa@gmail.com</text:a></text:p>
          </table:table-cell>
          <table:table-cell office:value-type="string" table:style-name="ce1">
            <text:p>ars_D106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6','Márcia Areosa','MAreosa@gmail.com','ars_D106')" table:formula="of:=[.E18]&amp;[.F18]&amp;[.A18]&amp;[.G18]&amp;[.B18]&amp;[.G18]&amp;[.C18]&amp;[.G18]&amp;[.D18]&amp;[.H18]" table:style-name="ce1">
            <text:p>INSERT INTO dbo.Funcionario_Ars VALUES ('ars_C116','Márcia Areosa','MAreosa@gmail.com','ars_D106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7</text:p>
          </table:table-cell>
          <table:table-cell office:value-type="string" table:style-name="ce3">
            <text:p>Plínio Dinis</text:p>
          </table:table-cell>
          <table:table-cell office:value-type="string" table:style-name="ce4">
            <text:p><text:a xlink:href="mailto:PDinis@gmail.com">PDinis@gmail.com</text:a></text:p>
          </table:table-cell>
          <table:table-cell office:value-type="string" table:style-name="ce1">
            <text:p>ars_D107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7','Plínio Dinis','PDinis@gmail.com','ars_D107')" table:formula="of:=[.E19]&amp;[.F19]&amp;[.A19]&amp;[.G19]&amp;[.B19]&amp;[.G19]&amp;[.C19]&amp;[.G19]&amp;[.D19]&amp;[.H19]" table:style-name="ce1">
            <text:p>INSERT INTO dbo.Funcionario_Ars VALUES ('ars_C117','Plínio Dinis','PDinis@gmail.com','ars_D107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8</text:p>
          </table:table-cell>
          <table:table-cell office:value-type="string" table:style-name="ce3">
            <text:p>Renato Aldeia</text:p>
          </table:table-cell>
          <table:table-cell office:value-type="string" table:style-name="ce4">
            <text:p><text:a xlink:href="mailto:RAldeia@gmail.com">RAldeia@gmail.com</text:a></text:p>
          </table:table-cell>
          <table:table-cell office:value-type="string" table:style-name="ce1">
            <text:p>ars_D102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8','Renato Aldeia','RAldeia@gmail.com','ars_D102')" table:formula="of:=[.E20]&amp;[.F20]&amp;[.A20]&amp;[.G20]&amp;[.B20]&amp;[.G20]&amp;[.C20]&amp;[.G20]&amp;[.D20]&amp;[.H20]" table:style-name="ce1">
            <text:p>INSERT INTO dbo.Funcionario_Ars VALUES ('ars_C118','Renato Aldeia','RAldeia@gmail.com','ars_D102'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s_C119</text:p>
          </table:table-cell>
          <table:table-cell office:value-type="string" table:style-name="ce3">
            <text:p>Telo Liberato</text:p>
          </table:table-cell>
          <table:table-cell office:value-type="string" table:style-name="ce4">
            <text:p><text:a xlink:href="mailto:TLiberato@gmail.com">TLiberato@gmail.com</text:a></text:p>
          </table:table-cell>
          <table:table-cell office:value-type="string" table:style-name="ce1">
            <text:p>ars_D103</text:p>
          </table:table-cell>
          <table:table-cell office:value-type="string" table:style-name="ce1">
            <text:p>INSERT INTO dbo.Funcionario_Ars VALUES<text:s/></text:p>
          </table:table-cell>
          <table:table-cell office:value-type="string" table:style-name="ce1">
            <text:p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Funcionario_Ars VALUES ('ars_C119','Telo Liberato','TLiberato@gmail.com','ars_D103')" table:formula="of:=[.E21]&amp;[.F21]&amp;[.A21]&amp;[.G21]&amp;[.B21]&amp;[.G21]&amp;[.C21]&amp;[.G21]&amp;[.D21]&amp;[.H21]" table:style-name="ce1">
            <text:p>INSERT INTO dbo.Funcionario_Ars VALUES ('ars_C119','Telo Liberato','TLiberato@gmail.com','ars_D103')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Contacto_Fornecedo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5" table:number-columns-repeated="6" table:default-cell-style-name="ce1"/>
        <table:table-column table:style-name="co20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5">
            <text:p>ID_Contacto</text:p>
          </table:table-cell>
          <table:table-cell office:value-type="string" table:style-name="ce5">
            <text:p>Tipo_Contacto</text:p>
          </table:table-cell>
          <table:table-cell office:value-type="string" table:style-name="ce5">
            <text:p>ID_Fornecedor</text:p>
          </table:table-cell>
          <table:table-cell office:value-type="string" table:style-name="ce5">
            <text:p>Contacto</text:p>
          </table:table-cell>
          <table:table-cell office:value-type="string" table:style-name="ce5">
            <text:p>Operation</text:p>
          </table:table-cell>
          <table:table-cell table:number-columns-repeated="2" table:style-name="ce5"/>
          <table:table-cell table:style-name="ce1"/>
          <table:table-cell office:value-type="string" table:style-name="ce5">
            <text:p>Queries de inserção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0</text:p>
          </table:table-cell>
          <table:table-cell office:value-type="float" office:value="920000000" table:style-name="ce1">
            <text:p>920000000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0','ars_F100')" table:formula="of:=[.E2]&amp;[.B2]&amp;[.F2]&amp;[.G2]&amp;[.F2]&amp;[.D2]&amp;[.F2]&amp;[.G2]&amp;[.F2]&amp;[.C2]&amp;[.F2]&amp;[.H2]" table:style-name="ce1">
            <text:p>INSERT INTO dbo.Contacto_Ars VALUES ('Telemovel','920000000','ars_F100')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1</text:p>
          </table:table-cell>
          <table:table-cell office:value-type="float" office:value="920000001" table:style-name="ce1">
            <text:p>920000001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1','ars_F101')" table:formula="of:=[.E3]&amp;[.B3]&amp;[.F3]&amp;[.G3]&amp;[.F3]&amp;[.D3]&amp;[.F3]&amp;[.G3]&amp;[.F3]&amp;[.C3]&amp;[.F3]&amp;[.H3]" table:style-name="ce1">
            <text:p>INSERT INTO dbo.Contacto_Ars VALUES ('Telemovel','920000001','ars_F101')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2</text:p>
          </table:table-cell>
          <table:table-cell office:value-type="float" office:value="920000002" table:style-name="ce1">
            <text:p>920000002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2','ars_F102')" table:formula="of:=[.E4]&amp;[.B4]&amp;[.F4]&amp;[.G4]&amp;[.F4]&amp;[.D4]&amp;[.F4]&amp;[.G4]&amp;[.F4]&amp;[.C4]&amp;[.F4]&amp;[.H4]" table:style-name="ce1">
            <text:p>INSERT INTO dbo.Contacto_Ars VALUES ('Telemovel','920000002','ars_F102')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3</text:p>
          </table:table-cell>
          <table:table-cell office:value-type="float" office:value="920000003" table:style-name="ce1">
            <text:p>920000003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3','ars_F103')" table:formula="of:=[.E5]&amp;[.B5]&amp;[.F5]&amp;[.G5]&amp;[.F5]&amp;[.D5]&amp;[.F5]&amp;[.G5]&amp;[.F5]&amp;[.C5]&amp;[.F5]&amp;[.H5]" table:style-name="ce1">
            <text:p>INSERT INTO dbo.Contacto_Ars VALUES ('Telemovel','920000003','ars_F103')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4</text:p>
          </table:table-cell>
          <table:table-cell office:value-type="float" office:value="920000004" table:style-name="ce1">
            <text:p>920000004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4','ars_F104')" table:formula="of:=[.E6]&amp;[.B6]&amp;[.F6]&amp;[.G6]&amp;[.F6]&amp;[.D6]&amp;[.F6]&amp;[.G6]&amp;[.F6]&amp;[.C6]&amp;[.F6]&amp;[.H6]" table:style-name="ce1">
            <text:p>INSERT INTO dbo.Contacto_Ars VALUES ('Telemovel','920000004','ars_F104')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5</text:p>
          </table:table-cell>
          <table:table-cell office:value-type="float" office:value="920000005" table:style-name="ce1">
            <text:p>920000005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5','ars_F105')" table:formula="of:=[.E7]&amp;[.B7]&amp;[.F7]&amp;[.G7]&amp;[.F7]&amp;[.D7]&amp;[.F7]&amp;[.G7]&amp;[.F7]&amp;[.C7]&amp;[.F7]&amp;[.H7]" table:style-name="ce1">
            <text:p>INSERT INTO dbo.Contacto_Ars VALUES ('Telemovel','920000005','ars_F105')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6</text:p>
          </table:table-cell>
          <table:table-cell office:value-type="float" office:value="920000006" table:style-name="ce1">
            <text:p>920000006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6','ars_F106')" table:formula="of:=[.E8]&amp;[.B8]&amp;[.F8]&amp;[.G8]&amp;[.F8]&amp;[.D8]&amp;[.F8]&amp;[.G8]&amp;[.F8]&amp;[.C8]&amp;[.F8]&amp;[.H8]" table:style-name="ce1">
            <text:p>INSERT INTO dbo.Contacto_Ars VALUES ('Telemovel','920000006','ars_F106')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7</text:p>
          </table:table-cell>
          <table:table-cell office:value-type="float" office:value="920000007" table:style-name="ce1">
            <text:p>920000007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7','ars_F107')" table:formula="of:=[.E9]&amp;[.B9]&amp;[.F9]&amp;[.G9]&amp;[.F9]&amp;[.D9]&amp;[.F9]&amp;[.G9]&amp;[.F9]&amp;[.C9]&amp;[.F9]&amp;[.H9]" table:style-name="ce1">
            <text:p>INSERT INTO dbo.Contacto_Ars VALUES ('Telemovel','920000007','ars_F107')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8</text:p>
          </table:table-cell>
          <table:table-cell office:value-type="float" office:value="920000008" table:style-name="ce1">
            <text:p>92000000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8','ars_F108')" table:formula="of:=[.E10]&amp;[.B10]&amp;[.F10]&amp;[.G10]&amp;[.F10]&amp;[.D10]&amp;[.F10]&amp;[.G10]&amp;[.F10]&amp;[.C10]&amp;[.F10]&amp;[.H10]" table:style-name="ce1">
            <text:p>INSERT INTO dbo.Contacto_Ars VALUES ('Telemovel','920000008','ars_F108')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09</text:p>
          </table:table-cell>
          <table:table-cell office:value-type="float" office:value="920000009" table:style-name="ce1">
            <text:p>920000009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09','ars_F109')" table:formula="of:=[.E11]&amp;[.B11]&amp;[.F11]&amp;[.G11]&amp;[.F11]&amp;[.D11]&amp;[.F11]&amp;[.G11]&amp;[.F11]&amp;[.C11]&amp;[.F11]&amp;[.H11]" table:style-name="ce1">
            <text:p>INSERT INTO dbo.Contacto_Ars VALUES ('Telemovel','920000009','ars_F109')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0</text:p>
          </table:table-cell>
          <table:table-cell office:value-type="float" office:value="920000010" table:style-name="ce1">
            <text:p>920000010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0','ars_F110')" table:formula="of:=[.E12]&amp;[.B12]&amp;[.F12]&amp;[.G12]&amp;[.F12]&amp;[.D12]&amp;[.F12]&amp;[.G12]&amp;[.F12]&amp;[.C12]&amp;[.F12]&amp;[.H12]" table:style-name="ce1">
            <text:p>INSERT INTO dbo.Contacto_Ars VALUES ('Telemovel','920000010','ars_F110')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1</text:p>
          </table:table-cell>
          <table:table-cell office:value-type="float" office:value="920000011" table:style-name="ce1">
            <text:p>920000011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1','ars_F111')" table:formula="of:=[.E13]&amp;[.B13]&amp;[.F13]&amp;[.G13]&amp;[.F13]&amp;[.D13]&amp;[.F13]&amp;[.G13]&amp;[.F13]&amp;[.C13]&amp;[.F13]&amp;[.H13]" table:style-name="ce1">
            <text:p>INSERT INTO dbo.Contacto_Ars VALUES ('Telemovel','920000011','ars_F111')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2</text:p>
          </table:table-cell>
          <table:table-cell office:value-type="float" office:value="920000012" table:style-name="ce1">
            <text:p>920000012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2','ars_F112')" table:formula="of:=[.E14]&amp;[.B14]&amp;[.F14]&amp;[.G14]&amp;[.F14]&amp;[.D14]&amp;[.F14]&amp;[.G14]&amp;[.F14]&amp;[.C14]&amp;[.F14]&amp;[.H14]" table:style-name="ce1">
            <text:p>INSERT INTO dbo.Contacto_Ars VALUES ('Telemovel','920000012','ars_F112')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3</text:p>
          </table:table-cell>
          <table:table-cell office:value-type="float" office:value="920000013" table:style-name="ce1">
            <text:p>920000013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3','ars_F113')" table:formula="of:=[.E15]&amp;[.B15]&amp;[.F15]&amp;[.G15]&amp;[.F15]&amp;[.D15]&amp;[.F15]&amp;[.G15]&amp;[.F15]&amp;[.C15]&amp;[.F15]&amp;[.H15]" table:style-name="ce1">
            <text:p>INSERT INTO dbo.Contacto_Ars VALUES ('Telemovel','920000013','ars_F113')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4</text:p>
          </table:table-cell>
          <table:table-cell office:value-type="float" office:value="920000014" table:style-name="ce1">
            <text:p>920000014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4','ars_F114')" table:formula="of:=[.E16]&amp;[.B16]&amp;[.F16]&amp;[.G16]&amp;[.F16]&amp;[.D16]&amp;[.F16]&amp;[.G16]&amp;[.F16]&amp;[.C16]&amp;[.F16]&amp;[.H16]" table:style-name="ce1">
            <text:p>INSERT INTO dbo.Contacto_Ars VALUES ('Telemovel','920000014','ars_F114')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5</text:p>
          </table:table-cell>
          <table:table-cell office:value-type="float" office:value="920000015" table:style-name="ce1">
            <text:p>920000015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5','ars_F115')" table:formula="of:=[.E17]&amp;[.B17]&amp;[.F17]&amp;[.G17]&amp;[.F17]&amp;[.D17]&amp;[.F17]&amp;[.G17]&amp;[.F17]&amp;[.C17]&amp;[.F17]&amp;[.H17]" table:style-name="ce1">
            <text:p>INSERT INTO dbo.Contacto_Ars VALUES ('Telemovel','920000015','ars_F115')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6</text:p>
          </table:table-cell>
          <table:table-cell office:value-type="float" office:value="920000016" table:style-name="ce1">
            <text:p>920000016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6','ars_F116')" table:formula="of:=[.E18]&amp;[.B18]&amp;[.F18]&amp;[.G18]&amp;[.F18]&amp;[.D18]&amp;[.F18]&amp;[.G18]&amp;[.F18]&amp;[.C18]&amp;[.F18]&amp;[.H18]" table:style-name="ce1">
            <text:p>INSERT INTO dbo.Contacto_Ars VALUES ('Telemovel','920000016','ars_F116')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7</text:p>
          </table:table-cell>
          <table:table-cell office:value-type="float" office:value="920000017" table:style-name="ce1">
            <text:p>920000017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7','ars_F117')" table:formula="of:=[.E19]&amp;[.B19]&amp;[.F19]&amp;[.G19]&amp;[.F19]&amp;[.D19]&amp;[.F19]&amp;[.G19]&amp;[.F19]&amp;[.C19]&amp;[.F19]&amp;[.H19]" table:style-name="ce1">
            <text:p>INSERT INTO dbo.Contacto_Ars VALUES ('Telemovel','920000017','ars_F117')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8</text:p>
          </table:table-cell>
          <table:table-cell office:value-type="float" office:value="920000018" table:style-name="ce1">
            <text:p>92000001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8','ars_F118')" table:formula="of:=[.E20]&amp;[.B20]&amp;[.F20]&amp;[.G20]&amp;[.F20]&amp;[.D20]&amp;[.F20]&amp;[.G20]&amp;[.F20]&amp;[.C20]&amp;[.F20]&amp;[.H20]" table:style-name="ce1">
            <text:p>INSERT INTO dbo.Contacto_Ars VALUES ('Telemovel','920000018','ars_F118')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elemovel</text:p>
          </table:table-cell>
          <table:table-cell office:value-type="string" table:style-name="ce1">
            <text:p>ars_F119</text:p>
          </table:table-cell>
          <table:table-cell office:value-type="float" office:value="920000018" table:style-name="ce1">
            <text:p>920000018</text:p>
          </table:table-cell>
          <table:table-cell office:value-type="string" table:style-name="ce6">
            <text:p>INSERT INTO dbo.Contacto_Ars VALUES ('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office:string-value="INSERT INTO dbo.Contacto_Ars VALUES ('Telemovel','920000018','ars_F119')" table:formula="of:=[.E21]&amp;[.B21]&amp;[.F21]&amp;[.G21]&amp;[.F21]&amp;[.D21]&amp;[.F21]&amp;[.G21]&amp;[.F21]&amp;[.C21]&amp;[.F21]&amp;[.H21]" table:style-name="ce1">
            <text:p>INSERT INTO dbo.Contacto_Ars VALUES ('Telemovel','920000018','ars_F119')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Fornecedor" table:style-name="ta3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ce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3" table:default-cell-style-name="ce1"/>
        <table:table-column table:style-name="co2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ID_Ace</text:p>
          </table:table-cell>
          <table:table-cell office:value-type="string" table:style-name="ce1">
            <text:p>Nome_A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Ace100</text:p>
          </table:table-cell>
          <table:table-cell office:value-type="string" table:style-name="ce1">
            <text:p>ACES Lisboa Norte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0','ACES Lisboa Norte')" table:formula="of:=[.C2]&amp;[.D2]&amp;[.A2]&amp;[.E2]&amp;[.B2]&amp;[.F2]" table:style-name="ce1">
            <text:p>INSERT INTO dbo.Ace_Ars VALUES ('ars_Ace100','ACES Lisboa Norte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1</text:p>
          </table:table-cell>
          <table:table-cell office:value-type="string" table:style-name="ce1">
            <text:p>ACES Lisboa Centra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1','ACES Lisboa Central')" table:formula="of:=[.C3]&amp;[.D3]&amp;[.A3]&amp;[.E3]&amp;[.B3]&amp;[.F3]" table:style-name="ce1">
            <text:p>INSERT INTO dbo.Ace_Ars VALUES ('ars_Ace101','ACES Lisboa Centr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2</text:p>
          </table:table-cell>
          <table:table-cell office:value-type="string" table:style-name="ce1">
            <text:p>ACES Lisboa Ocidental e Oeira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2','ACES Lisboa Ocidental e Oeiras')" table:formula="of:=[.C4]&amp;[.D4]&amp;[.A4]&amp;[.E4]&amp;[.B4]&amp;[.F4]" table:style-name="ce1">
            <text:p>INSERT INTO dbo.Ace_Ars VALUES ('ars_Ace102','ACES Lisboa Ocidental e Oeir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3</text:p>
          </table:table-cell>
          <table:table-cell office:value-type="string" table:style-name="ce1">
            <text:p>ACES Cascai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3','ACES Cascais')" table:formula="of:=[.C5]&amp;[.D5]&amp;[.A5]&amp;[.E5]&amp;[.B5]&amp;[.F5]" table:style-name="ce1">
            <text:p>INSERT INTO dbo.Ace_Ars VALUES ('ars_Ace103','ACES Cascai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4</text:p>
          </table:table-cell>
          <table:table-cell office:value-type="string" table:style-name="ce1">
            <text:p>ACES Amador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4','ACES Amadora')" table:formula="of:=[.C6]&amp;[.D6]&amp;[.A6]&amp;[.E6]&amp;[.B6]&amp;[.F6]" table:style-name="ce1">
            <text:p>INSERT INTO dbo.Ace_Ars VALUES ('ars_Ace104','ACES Amador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5</text:p>
          </table:table-cell>
          <table:table-cell office:value-type="string" table:style-name="ce1">
            <text:p>ACES Sintr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5','ACES Sintra')" table:formula="of:=[.C7]&amp;[.D7]&amp;[.A7]&amp;[.E7]&amp;[.B7]&amp;[.F7]" table:style-name="ce1">
            <text:p>INSERT INTO dbo.Ace_Ars VALUES ('ars_Ace105','ACES Sintr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6</text:p>
          </table:table-cell>
          <table:table-cell office:value-type="string" table:style-name="ce1">
            <text:p>ACES Loures-Odivelas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6','ACES Loures-Odivelas')" table:formula="of:=[.C8]&amp;[.D8]&amp;[.A8]&amp;[.E8]&amp;[.B8]&amp;[.F8]" table:style-name="ce1">
            <text:p>INSERT INTO dbo.Ace_Ars VALUES ('ars_Ace106','ACES Loures-Odivel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7</text:p>
          </table:table-cell>
          <table:table-cell office:value-type="string" table:style-name="ce1">
            <text:p>ACES Estuário do Tej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7','ACES Estuário do Tejo')" table:formula="of:=[.C9]&amp;[.D9]&amp;[.A9]&amp;[.E9]&amp;[.B9]&amp;[.F9]" table:style-name="ce1">
            <text:p>INSERT INTO dbo.Ace_Ars VALUES ('ars_Ace107','ACES Estuário do Tej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8</text:p>
          </table:table-cell>
          <table:table-cell office:value-type="string" table:style-name="ce1">
            <text:p>ACES Almada –Seixa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8','ACES Almada –Seixal')" table:formula="of:=[.C10]&amp;[.D10]&amp;[.A10]&amp;[.E10]&amp;[.B10]&amp;[.F10]" table:style-name="ce1">
            <text:p>INSERT INTO dbo.Ace_Ars VALUES ('ars_Ace108','ACES Almada –Seix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09</text:p>
          </table:table-cell>
          <table:table-cell office:value-type="string" table:style-name="ce1">
            <text:p>ACES Arco Ribeirinh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09','ACES Arco Ribeirinho')" table:formula="of:=[.C11]&amp;[.D11]&amp;[.A11]&amp;[.E11]&amp;[.B11]&amp;[.F11]" table:style-name="ce1">
            <text:p>INSERT INTO dbo.Ace_Ars VALUES ('ars_Ace109','ACES Arco Ribeirinh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0</text:p>
          </table:table-cell>
          <table:table-cell office:value-type="string" table:style-name="ce1">
            <text:p>ACES Arrábid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0','ACES Arrábida')" table:formula="of:=[.C12]&amp;[.D12]&amp;[.A12]&amp;[.E12]&amp;[.B12]&amp;[.F12]" table:style-name="ce1">
            <text:p>INSERT INTO dbo.Ace_Ars VALUES ('ars_Ace110','ACES Arrábid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1</text:p>
          </table:table-cell>
          <table:table-cell office:value-type="string" table:style-name="ce1">
            <text:p>ACES Oeste Norte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1','ACES Oeste Norte')" table:formula="of:=[.C13]&amp;[.D13]&amp;[.A13]&amp;[.E13]&amp;[.B13]&amp;[.F13]" table:style-name="ce1">
            <text:p>INSERT INTO dbo.Ace_Ars VALUES ('ars_Ace111','ACES Oeste Norte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2</text:p>
          </table:table-cell>
          <table:table-cell office:value-type="string" table:style-name="ce1">
            <text:p>ACES Oeste Sul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2','ACES Oeste Sul')" table:formula="of:=[.C14]&amp;[.D14]&amp;[.A14]&amp;[.E14]&amp;[.B14]&amp;[.F14]" table:style-name="ce1">
            <text:p>INSERT INTO dbo.Ace_Ars VALUES ('ars_Ace112','ACES Oeste Su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3</text:p>
          </table:table-cell>
          <table:table-cell office:value-type="string" table:style-name="ce1">
            <text:p>ACES Médio Tejo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3','ACES Médio Tejo')" table:formula="of:=[.C15]&amp;[.D15]&amp;[.A15]&amp;[.E15]&amp;[.B15]&amp;[.F15]" table:style-name="ce1">
            <text:p>INSERT INTO dbo.Ace_Ars VALUES ('ars_Ace113','ACES Médio Tej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Ace114</text:p>
          </table:table-cell>
          <table:table-cell office:value-type="string" table:style-name="ce1">
            <text:p>ACES Lezíria</text:p>
          </table:table-cell>
          <table:table-cell office:value-type="string" table:style-name="ce1">
            <text:p>INSERT INTO dbo.Ace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Ace_Ars VALUES ('ars_Ace114','ACES Lezíria')" table:formula="of:=[.C16]&amp;[.D16]&amp;[.A16]&amp;[.E16]&amp;[.B16]&amp;[.F16]" table:style-name="ce1">
            <text:p>INSERT INTO dbo.Ace_Ars VALUES ('ars_Ace114','ACES Lezíria')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Departamento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number-columns-repeated="3" table:default-cell-style-name="ce1"/>
        <table:table-column table:style-name="co28" table:default-cell-style-name="ce1"/>
        <table:table-column table:style-name="co5" table:number-columns-repeated="3" table:default-cell-style-name="ce1"/>
        <table:table-column table:style-name="co29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">
            <text:p>ID_Departamento</text:p>
          </table:table-cell>
          <table:table-cell office:value-type="string" table:style-name="ce1">
            <text:p>No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D100</text:p>
          </table:table-cell>
          <table:table-cell office:value-type="string" table:style-name="ce1">
            <text:p>Departamento de Saúde Pública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0','Departamento de Saúde Pública')" table:formula="of:=[.C2]&amp;[.D2]&amp;[.A2]&amp;[.E2]&amp;[.B2]&amp;[.F2]" table:style-name="ce1">
            <text:p>INSERT INTO dbo.Departamento_Ars VALUES ('ars_D100','Departamento de Saúde Pública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1</text:p>
          </table:table-cell>
          <table:table-cell office:value-type="string" table:style-name="ce1">
            <text:p>Departamento de Planeamento e Contratualização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1','Departamento de Planeamento e Contratualização')" table:formula="of:=[.C3]&amp;[.D3]&amp;[.A3]&amp;[.E3]&amp;[.B3]&amp;[.F3]" table:style-name="ce1">
            <text:p>INSERT INTO dbo.Departamento_Ars VALUES ('ars_D101','Departamento de Planeamento e Contratualizaçã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2</text:p>
          </table:table-cell>
          <table:table-cell office:value-type="string" table:style-name="ce1">
            <text:p>Departamento de Gestão e Administração Geral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2','Departamento de Gestão e Administração Geral')" table:formula="of:=[.C4]&amp;[.D4]&amp;[.A4]&amp;[.E4]&amp;[.B4]&amp;[.F4]" table:style-name="ce1">
            <text:p>INSERT INTO dbo.Departamento_Ars VALUES ('ars_D102','Departamento de Gestão e Administração Gera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3</text:p>
          </table:table-cell>
          <table:table-cell office:value-type="string" table:style-name="ce1">
            <text:p>Departamento de Recursos Humano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3','Departamento de Recursos Humanos')" table:formula="of:=[.C5]&amp;[.D5]&amp;[.A5]&amp;[.E5]&amp;[.B5]&amp;[.F5]" table:style-name="ce1">
            <text:p>INSERT INTO dbo.Departamento_Ars VALUES ('ars_D103','Departamento de Recursos Humano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4</text:p>
          </table:table-cell>
          <table:table-cell office:value-type="string" table:style-name="ce1">
            <text:p>Departamento de Instalações e Equipamento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4','Departamento de Instalações e Equipamentos')" table:formula="of:=[.C6]&amp;[.D6]&amp;[.A6]&amp;[.E6]&amp;[.B6]&amp;[.F6]" table:style-name="ce1">
            <text:p>INSERT INTO dbo.Departamento_Ars VALUES ('ars_D104','Departamento de Instalações e Equipamento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5</text:p>
          </table:table-cell>
          <table:table-cell office:value-type="string" table:style-name="ce1">
            <text:p>Gabinete Jurídico e do Cidadão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5','Gabinete Jurídico e do Cidadão')" table:formula="of:=[.C7]&amp;[.D7]&amp;[.A7]&amp;[.E7]&amp;[.B7]&amp;[.F7]" table:style-name="ce1">
            <text:p>INSERT INTO dbo.Departamento_Ars VALUES ('ars_D105','Gabinete Jurídico e do Cidadão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6</text:p>
          </table:table-cell>
          <table:table-cell office:value-type="string" table:style-name="ce1">
            <text:p>Divisão de Intervenção nos Comportamentos Aditivos e nas Dependência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6','Divisão de Intervenção nos Comportamentos Aditivos e nas Dependências')" table:formula="of:=[.C8]&amp;[.D8]&amp;[.A8]&amp;[.E8]&amp;[.B8]&amp;[.F8]" table:style-name="ce1">
            <text:p>INSERT INTO dbo.Departamento_Ars VALUES ('ars_D106','Divisão de Intervenção nos Comportamentos Aditivos e nas Dependências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D107</text:p>
          </table:table-cell>
          <table:table-cell office:value-type="string" table:style-name="ce1">
            <text:p>Áreas Funcionais</text:p>
          </table:table-cell>
          <table:table-cell office:value-type="string" table:style-name="ce1">
            <text:p>INSERT INTO dbo.Departamento_Ars VALUES</text:p>
          </table:table-cell>
          <table:table-cell office:value-type="string" table:style-name="ce1">
            <text:p><text:s/>('</text:p>
          </table:table-cell>
          <table:table-cell office:value-type="string" table:style-name="ce1">
            <text:p>','</text:p>
          </table:table-cell>
          <table:table-cell office:value-type="string" table:style-name="ce1">
            <text:p>')</text:p>
          </table:table-cell>
          <table:table-cell office:value-type="string" office:string-value="INSERT INTO dbo.Departamento_Ars VALUES ('ars_D107','Áreas Funcionais')" table:formula="of:=[.C9]&amp;[.D9]&amp;[.A9]&amp;[.E9]&amp;[.B9]&amp;[.F9]" table:style-name="ce1">
            <text:p>INSERT INTO dbo.Departamento_Ars VALUES ('ars_D107','Áreas Funcionais')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ProdutoFornecedor_Ars" table:style-name="ta2">
        <table:table-column table:style-name="co30" table:default-cell-style-name="ce1"/>
        <table:table-column table:style-name="co31" table:default-cell-style-name="ce1"/>
        <table:table-column table:style-name="co5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Referencia_Produto</text:p>
          </table:table-cell>
          <table:table-cell office:value-type="string" table:style-name="ce1">
            <text:p>ID_Fornecedor</text:p>
          </table:table-cell>
          <table:table-cell table:number-columns-repeated="16382" table:style-name="ce1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1">
            <text:p>ars_F100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9527,'ars_F100')" table:formula="of:=[.F2]&amp;[.A2]&amp;[.D2]&amp;[.C2]&amp;[.B2]&amp;[.C2]&amp;[.E2]" table:style-name="ce1">
            <text:p>INSERT INTO dbo.ProdutoFornecedor_Ars VALUES (709527,'ars_F100')</text:p>
          </table:table-cell>
          <table:table-cell table:number-columns-repeated="16377"/>
        </table:table-row>
        <table:table-row table:style-name="ro2">
          <table:table-cell office:value-type="float" office:value="656509" table:style-name="ce7">
            <text:p>656509</text:p>
          </table:table-cell>
          <table:table-cell office:value-type="string" table:style-name="ce1">
            <text:p>ars_F10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656509,'ars_F101')" table:formula="of:=[.F3]&amp;[.A3]&amp;[.D3]&amp;[.C3]&amp;[.B3]&amp;[.C3]&amp;[.E3]" table:style-name="ce1">
            <text:p>INSERT INTO dbo.ProdutoFornecedor_Ars VALUES (656509,'ars_F101')</text:p>
          </table:table-cell>
          <table:table-cell table:number-columns-repeated="16377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1">
            <text:p>ars_F10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9527,'ars_F102')" table:formula="of:=[.F4]&amp;[.A4]&amp;[.D4]&amp;[.C4]&amp;[.B4]&amp;[.C4]&amp;[.E4]" table:style-name="ce1">
            <text:p>INSERT INTO dbo.ProdutoFornecedor_Ars VALUES (709527,'ars_F102')</text:p>
          </table:table-cell>
          <table:table-cell table:number-columns-repeated="16377"/>
        </table:table-row>
        <table:table-row table:style-name="ro2">
          <table:table-cell office:value-type="float" office:value="700245" table:style-name="ce7">
            <text:p>700245</text:p>
          </table:table-cell>
          <table:table-cell office:value-type="string" table:style-name="ce1">
            <text:p>ars_F10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rodutoFornecedor_Ars VALUES (</text:p>
          </table:table-cell>
          <table:table-cell office:value-type="string" office:string-value="INSERT INTO dbo.ProdutoFornecedor_Ars VALUES (700245,'ars_F103')" table:formula="of:=[.F5]&amp;[.A5]&amp;[.D5]&amp;[.C5]&amp;[.B5]&amp;[.C5]&amp;[.E5]" table:style-name="ce1">
            <text:p>INSERT INTO dbo.ProdutoFornecedor_Ars VALUES (700245,'ars_F103')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Perfil" table:style-name="ta2">
        <table:table-column table:style-name="co34" table:default-cell-style-name="ce1"/>
        <table:table-column table:style-name="co35" table:default-cell-style-name="ce1"/>
        <table:table-column table:style-name="co5" table:number-columns-repeated="3" table:default-cell-style-name="ce1"/>
        <table:table-column table:style-name="co32" table:default-cell-style-name="ce1"/>
        <table:table-column table:style-name="co3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ID_Perfil</text:p>
          </table:table-cell>
          <table:table-cell office:value-type="string" table:style-name="ce1">
            <text:p>Designaca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s_Perf1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0','NULL')" table:formula="of:=[.F2]&amp;[.C2]&amp;[.A2]&amp;[.C2]&amp;[.D2]&amp;[.C2]&amp;[.B2]&amp;[.C2]&amp;[.E2]" table:style-name="ce1">
            <text:p>INSERT INTO dbo.Perfil_Ars VALUES ('ars_Perf100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1','NULL')" table:formula="of:=[.F3]&amp;[.C3]&amp;[.A3]&amp;[.C3]&amp;[.D3]&amp;[.C3]&amp;[.B3]&amp;[.C3]&amp;[.E3]" table:style-name="ce1">
            <text:p>INSERT INTO dbo.Perfil_Ars VALUES ('ars_Perf101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2','NULL')" table:formula="of:=[.F4]&amp;[.C4]&amp;[.A4]&amp;[.C4]&amp;[.D4]&amp;[.C4]&amp;[.B4]&amp;[.C4]&amp;[.E4]" table:style-name="ce1">
            <text:p>INSERT INTO dbo.Perfil_Ars VALUES ('ars_Perf102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3','NULL')" table:formula="of:=[.F5]&amp;[.C5]&amp;[.A5]&amp;[.C5]&amp;[.D5]&amp;[.C5]&amp;[.B5]&amp;[.C5]&amp;[.E5]" table:style-name="ce1">
            <text:p>INSERT INTO dbo.Perfil_Ars VALUES ('ars_Perf103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4','NULL')" table:formula="of:=[.F6]&amp;[.C6]&amp;[.A6]&amp;[.C6]&amp;[.D6]&amp;[.C6]&amp;[.B6]&amp;[.C6]&amp;[.E6]" table:style-name="ce1">
            <text:p>INSERT INTO dbo.Perfil_Ars VALUES ('ars_Perf104','NULL'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s_Perf1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dbo.Perfil_Ars VALUES (</text:p>
          </table:table-cell>
          <table:table-cell office:value-type="string" office:string-value="INSERT INTO dbo.Perfil_Ars VALUES ('ars_Perf105','NULL')" table:formula="of:=[.F7]&amp;[.C7]&amp;[.A7]&amp;[.C7]&amp;[.D7]&amp;[.C7]&amp;[.B7]&amp;[.C7]&amp;[.E7]" table:style-name="ce1">
            <text:p>INSERT INTO dbo.Perfil_Ars VALUES ('ars_Perf105','NULL')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Encomenda" table:style-name="ta2"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3" table:default-cell-style-name="ce1"/>
        <table:table-column table:style-name="co4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ID_Encomenda</text:p>
          </table:table-cell>
          <table:table-cell office:value-type="string" table:style-name="ce1">
            <text:p>Referencia_Produto</text:p>
          </table:table-cell>
          <table:table-cell office:value-type="string" table:style-name="ce1">
            <text:p>Data_Encomenda</text:p>
          </table:table-cell>
          <table:table-cell office:value-type="string" table:style-name="ce1">
            <text:p>Quantidade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ID_UnidadeFuncion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ce_Enc1000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0',210300003,'20150601',1,'ini','USF_ACEXII_1')" table:formula="of:=[.J2]&amp;[.G2]&amp;[.A2]&amp;[.G2]&amp;[.H2]&amp;[.B2]&amp;[.H2]&amp;[.G2]&amp;[.C2]&amp;[.G2]&amp;[.H2]&amp;[.D2]&amp;[.H2]&amp;[.G2]&amp;[.E2]&amp;[.G2]&amp;[.H2]&amp;[.G2]&amp;[.F2]&amp;[.G2]&amp;[.I2]" table:style-name="ce1">
            <text:p>INSERT INTO ace.EncomendaRecebida VALUES ('ace_Enc1000',210300003,'20150601',1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1</text:p>
          </table:table-cell>
          <table:table-cell office:value-type="float" office:value="210200053" table:style-name="ce1">
            <text:p>210200053</text:p>
          </table:table-cell>
          <table:table-cell office:value-type="float" office:value="20150601" table:style-name="ce8">
            <text:p>#######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1',210200053,'20150601',3,'ini','USF_ACEXII_2')" table:formula="of:=[.J3]&amp;[.G3]&amp;[.A3]&amp;[.G3]&amp;[.H3]&amp;[.B3]&amp;[.H3]&amp;[.G3]&amp;[.C3]&amp;[.G3]&amp;[.H3]&amp;[.D3]&amp;[.H3]&amp;[.G3]&amp;[.E3]&amp;[.G3]&amp;[.H3]&amp;[.G3]&amp;[.F3]&amp;[.G3]&amp;[.I3]" table:style-name="ce1">
            <text:p>INSERT INTO ace.EncomendaRecebida VALUES ('ace_Enc1001',210200053,'20150601',3,'ini','USF_ACEXII_2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2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2',210300003,'20150601',43,'ini','USF_ACEXII_1')" table:formula="of:=[.J4]&amp;[.G4]&amp;[.A4]&amp;[.G4]&amp;[.H4]&amp;[.B4]&amp;[.H4]&amp;[.G4]&amp;[.C4]&amp;[.G4]&amp;[.H4]&amp;[.D4]&amp;[.H4]&amp;[.G4]&amp;[.E4]&amp;[.G4]&amp;[.H4]&amp;[.G4]&amp;[.F4]&amp;[.G4]&amp;[.I4]" table:style-name="ce1">
            <text:p>INSERT INTO ace.EncomendaRecebida VALUES ('ace_Enc1002',210300003,'20150601',43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3</text:p>
          </table:table-cell>
          <table:table-cell office:value-type="float" office:value="210200052" table:style-name="ce1">
            <text:p>210200052</text:p>
          </table:table-cell>
          <table:table-cell office:value-type="float" office:value="20150601" table:style-name="ce8">
            <text:p>#######</text:p>
          </table:table-cell>
          <table:table-cell office:value-type="float" office:value="5454" table:style-name="ce1">
            <text:p>5454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3',210200052,'20150601',5454,'ini','USF_ACEXII_2')" table:formula="of:=[.J5]&amp;[.G5]&amp;[.A5]&amp;[.G5]&amp;[.H5]&amp;[.B5]&amp;[.H5]&amp;[.G5]&amp;[.C5]&amp;[.G5]&amp;[.H5]&amp;[.D5]&amp;[.H5]&amp;[.G5]&amp;[.E5]&amp;[.G5]&amp;[.H5]&amp;[.G5]&amp;[.F5]&amp;[.G5]&amp;[.I5]" table:style-name="ce1">
            <text:p>INSERT INTO ace.EncomendaRecebida VALUES ('ace_Enc1003',210200052,'20150601',5454,'ini','USF_ACEXII_2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4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4',210300003,'20150601',1,'ini','USF_ACEXII_2')" table:formula="of:=[.J6]&amp;[.G6]&amp;[.A6]&amp;[.G6]&amp;[.H6]&amp;[.B6]&amp;[.H6]&amp;[.G6]&amp;[.C6]&amp;[.G6]&amp;[.H6]&amp;[.D6]&amp;[.H6]&amp;[.G6]&amp;[.E6]&amp;[.G6]&amp;[.H6]&amp;[.G6]&amp;[.F6]&amp;[.G6]&amp;[.I6]" table:style-name="ce1">
            <text:p>INSERT INTO ace.EncomendaRecebida VALUES ('ace_Enc1004',210300003,'20150601',1,'ini','USF_ACEXII_2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5</text:p>
          </table:table-cell>
          <table:table-cell office:value-type="float" office:value="210200052" table:style-name="ce1">
            <text:p>210200052</text:p>
          </table:table-cell>
          <table:table-cell office:value-type="float" office:value="20150601" table:style-name="ce8">
            <text:p>#######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5',210200052,'20150601',20,'ini','USF_ACEXII_3')" table:formula="of:=[.J7]&amp;[.G7]&amp;[.A7]&amp;[.G7]&amp;[.H7]&amp;[.B7]&amp;[.H7]&amp;[.G7]&amp;[.C7]&amp;[.G7]&amp;[.H7]&amp;[.D7]&amp;[.H7]&amp;[.G7]&amp;[.E7]&amp;[.G7]&amp;[.H7]&amp;[.G7]&amp;[.F7]&amp;[.G7]&amp;[.I7]" table:style-name="ce1">
            <text:p>INSERT INTO ace.EncomendaRecebida VALUES ('ace_Enc1005',210200052,'20150601',20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6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4354" table:style-name="ce1">
            <text:p>4354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6',210300003,'20150601',4354,'ini','USF_ACEXII_1')" table:formula="of:=[.J8]&amp;[.G8]&amp;[.A8]&amp;[.G8]&amp;[.H8]&amp;[.B8]&amp;[.H8]&amp;[.G8]&amp;[.C8]&amp;[.G8]&amp;[.H8]&amp;[.D8]&amp;[.H8]&amp;[.G8]&amp;[.E8]&amp;[.G8]&amp;[.H8]&amp;[.G8]&amp;[.F8]&amp;[.G8]&amp;[.I8]" table:style-name="ce1">
            <text:p>INSERT INTO ace.EncomendaRecebida VALUES ('ace_Enc1006',210300003,'20150601',4354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7</text:p>
          </table:table-cell>
          <table:table-cell office:value-type="float" office:value="210200052" table:style-name="ce1">
            <text:p>210200052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7',210200052,'20150601',1,'ini','USF_ACEXII_2')" table:formula="of:=[.J9]&amp;[.G9]&amp;[.A9]&amp;[.G9]&amp;[.H9]&amp;[.B9]&amp;[.H9]&amp;[.G9]&amp;[.C9]&amp;[.G9]&amp;[.H9]&amp;[.D9]&amp;[.H9]&amp;[.G9]&amp;[.E9]&amp;[.G9]&amp;[.H9]&amp;[.G9]&amp;[.F9]&amp;[.G9]&amp;[.I9]" table:style-name="ce1">
            <text:p>INSERT INTO ace.EncomendaRecebida VALUES ('ace_Enc1007',210200052,'20150601',1,'ini','USF_ACEXII_2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8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8',210300003,'20150601',50,'ini','USF_ACEXII_3')" table:formula="of:=[.J10]&amp;[.G10]&amp;[.A10]&amp;[.G10]&amp;[.H10]&amp;[.B10]&amp;[.H10]&amp;[.G10]&amp;[.C10]&amp;[.G10]&amp;[.H10]&amp;[.D10]&amp;[.H10]&amp;[.G10]&amp;[.E10]&amp;[.G10]&amp;[.H10]&amp;[.G10]&amp;[.F10]&amp;[.G10]&amp;[.I10]" table:style-name="ce1">
            <text:p>INSERT INTO ace.EncomendaRecebida VALUES ('ace_Enc1008',210300003,'20150601',50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09</text:p>
          </table:table-cell>
          <table:table-cell office:value-type="float" office:value="210200053" table:style-name="ce1">
            <text:p>210200053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09',210200053,'20150601',1,'ini','USF_ACEXII_1')" table:formula="of:=[.J11]&amp;[.G11]&amp;[.A11]&amp;[.G11]&amp;[.H11]&amp;[.B11]&amp;[.H11]&amp;[.G11]&amp;[.C11]&amp;[.G11]&amp;[.H11]&amp;[.D11]&amp;[.H11]&amp;[.G11]&amp;[.E11]&amp;[.G11]&amp;[.H11]&amp;[.G11]&amp;[.F11]&amp;[.G11]&amp;[.I11]" table:style-name="ce1">
            <text:p>INSERT INTO ace.EncomendaRecebida VALUES ('ace_Enc1009',210200053,'20150601',1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0</text:p>
          </table:table-cell>
          <table:table-cell office:value-type="float" office:value="210200053" table:style-name="ce1">
            <text:p>210200053</text:p>
          </table:table-cell>
          <table:table-cell office:value-type="float" office:value="20150601" table:style-name="ce8">
            <text:p>#######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0',210200053,'20150601',10,'ini','USF_ACEXII_3')" table:formula="of:=[.J12]&amp;[.G12]&amp;[.A12]&amp;[.G12]&amp;[.H12]&amp;[.B12]&amp;[.H12]&amp;[.G12]&amp;[.C12]&amp;[.G12]&amp;[.H12]&amp;[.D12]&amp;[.H12]&amp;[.G12]&amp;[.E12]&amp;[.G12]&amp;[.H12]&amp;[.G12]&amp;[.F12]&amp;[.G12]&amp;[.I12]" table:style-name="ce1">
            <text:p>INSERT INTO ace.EncomendaRecebida VALUES ('ace_Enc1010',210200053,'20150601',10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1</text:p>
          </table:table-cell>
          <table:table-cell office:value-type="float" office:value="220200002" table:style-name="ce1">
            <text:p>220200002</text:p>
          </table:table-cell>
          <table:table-cell office:value-type="float" office:value="20150601" table:style-name="ce8">
            <text:p>######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2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1',220200002,'20150601',2,'ini','USF_ACEXII_2')" table:formula="of:=[.J13]&amp;[.G13]&amp;[.A13]&amp;[.G13]&amp;[.H13]&amp;[.B13]&amp;[.H13]&amp;[.G13]&amp;[.C13]&amp;[.G13]&amp;[.H13]&amp;[.D13]&amp;[.H13]&amp;[.G13]&amp;[.E13]&amp;[.G13]&amp;[.H13]&amp;[.G13]&amp;[.F13]&amp;[.G13]&amp;[.I13]" table:style-name="ce1">
            <text:p>INSERT INTO ace.EncomendaRecebida VALUES ('ace_Enc1011',220200002,'20150601',2,'ini','USF_ACEXII_2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2</text:p>
          </table:table-cell>
          <table:table-cell office:value-type="float" office:value="210200052" table:style-name="ce1">
            <text:p>210200052</text:p>
          </table:table-cell>
          <table:table-cell office:value-type="float" office:value="20150601" table:style-name="ce8">
            <text:p>#######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2',210200052,'20150601',43,'ini','USF_ACEXII_1')" table:formula="of:=[.J14]&amp;[.G14]&amp;[.A14]&amp;[.G14]&amp;[.H14]&amp;[.B14]&amp;[.H14]&amp;[.G14]&amp;[.C14]&amp;[.G14]&amp;[.H14]&amp;[.D14]&amp;[.H14]&amp;[.G14]&amp;[.E14]&amp;[.G14]&amp;[.H14]&amp;[.G14]&amp;[.F14]&amp;[.G14]&amp;[.I14]" table:style-name="ce1">
            <text:p>INSERT INTO ace.EncomendaRecebida VALUES ('ace_Enc1012',210200052,'20150601',43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3</text:p>
          </table:table-cell>
          <table:table-cell office:value-type="float" office:value="210200052" table:style-name="ce1">
            <text:p>210200052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3',210200052,'20150601',1,'ini','USF_ACEXII_3')" table:formula="of:=[.J15]&amp;[.G15]&amp;[.A15]&amp;[.G15]&amp;[.H15]&amp;[.B15]&amp;[.H15]&amp;[.G15]&amp;[.C15]&amp;[.G15]&amp;[.H15]&amp;[.D15]&amp;[.H15]&amp;[.G15]&amp;[.E15]&amp;[.G15]&amp;[.H15]&amp;[.G15]&amp;[.F15]&amp;[.G15]&amp;[.I15]" table:style-name="ce1">
            <text:p>INSERT INTO ace.EncomendaRecebida VALUES ('ace_Enc1013',210200052,'20150601',1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4</text:p>
          </table:table-cell>
          <table:table-cell office:value-type="float" office:value="210300031" table:style-name="ce1">
            <text:p>210300031</text:p>
          </table:table-cell>
          <table:table-cell office:value-type="float" office:value="20150601" table:style-name="ce8">
            <text:p>#######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4',210300031,'20150601',54,'ini','USF_ACEXII_1')" table:formula="of:=[.J16]&amp;[.G16]&amp;[.A16]&amp;[.G16]&amp;[.H16]&amp;[.B16]&amp;[.H16]&amp;[.G16]&amp;[.C16]&amp;[.G16]&amp;[.H16]&amp;[.D16]&amp;[.H16]&amp;[.G16]&amp;[.E16]&amp;[.G16]&amp;[.H16]&amp;[.G16]&amp;[.F16]&amp;[.G16]&amp;[.I16]" table:style-name="ce1">
            <text:p>INSERT INTO ace.EncomendaRecebida VALUES ('ace_Enc1014',210300031,'20150601',54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5</text:p>
          </table:table-cell>
          <table:table-cell office:value-type="float" office:value="210300031" table:style-name="ce1">
            <text:p>210300031</text:p>
          </table:table-cell>
          <table:table-cell office:value-type="float" office:value="20150601" table:style-name="ce8">
            <text:p>#######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5',210300031,'20150601',1,'ini','USF_ACEXII_3')" table:formula="of:=[.J17]&amp;[.G17]&amp;[.A17]&amp;[.G17]&amp;[.H17]&amp;[.B17]&amp;[.H17]&amp;[.G17]&amp;[.C17]&amp;[.G17]&amp;[.H17]&amp;[.D17]&amp;[.H17]&amp;[.G17]&amp;[.E17]&amp;[.G17]&amp;[.H17]&amp;[.G17]&amp;[.F17]&amp;[.G17]&amp;[.I17]" table:style-name="ce1">
            <text:p>INSERT INTO ace.EncomendaRecebida VALUES ('ace_Enc1015',210300031,'20150601',1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6</text:p>
          </table:table-cell>
          <table:table-cell office:value-type="float" office:value="210300031" table:style-name="ce1">
            <text:p>210300031</text:p>
          </table:table-cell>
          <table:table-cell office:value-type="float" office:value="20150601" table:style-name="ce8">
            <text:p>######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6',210300031,'20150601',2,'ini','USF_ACEXII_1')" table:formula="of:=[.J18]&amp;[.G18]&amp;[.A18]&amp;[.G18]&amp;[.H18]&amp;[.B18]&amp;[.H18]&amp;[.G18]&amp;[.C18]&amp;[.G18]&amp;[.H18]&amp;[.D18]&amp;[.H18]&amp;[.G18]&amp;[.E18]&amp;[.G18]&amp;[.H18]&amp;[.G18]&amp;[.F18]&amp;[.G18]&amp;[.I18]" table:style-name="ce1">
            <text:p>INSERT INTO ace.EncomendaRecebida VALUES ('ace_Enc1016',210300031,'20150601',2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7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13898" table:style-name="ce1">
            <text:p>13898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3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7',210300003,'20150601',13898,'ini','USF_ACEXII_3')" table:formula="of:=[.J19]&amp;[.G19]&amp;[.A19]&amp;[.G19]&amp;[.H19]&amp;[.B19]&amp;[.H19]&amp;[.G19]&amp;[.C19]&amp;[.G19]&amp;[.H19]&amp;[.D19]&amp;[.H19]&amp;[.G19]&amp;[.E19]&amp;[.G19]&amp;[.H19]&amp;[.G19]&amp;[.F19]&amp;[.G19]&amp;[.I19]" table:style-name="ce1">
            <text:p>INSERT INTO ace.EncomendaRecebida VALUES ('ace_Enc1017',210300003,'20150601',13898,'ini','USF_ACEXII_3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8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8',210300003,'20150601',234,'ini','USF_ACEXII_1')" table:formula="of:=[.J20]&amp;[.G20]&amp;[.A20]&amp;[.G20]&amp;[.H20]&amp;[.B20]&amp;[.H20]&amp;[.G20]&amp;[.C20]&amp;[.G20]&amp;[.H20]&amp;[.D20]&amp;[.H20]&amp;[.G20]&amp;[.E20]&amp;[.G20]&amp;[.H20]&amp;[.G20]&amp;[.F20]&amp;[.G20]&amp;[.I20]" table:style-name="ce1">
            <text:p>INSERT INTO ace.EncomendaRecebida VALUES ('ace_Enc1018',210300003,'20150601',234,'ini','USF_ACEXII_1'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e_Enc1019</text:p>
          </table:table-cell>
          <table:table-cell office:value-type="float" office:value="210300003" table:style-name="ce1">
            <text:p>210300003</text:p>
          </table:table-cell>
          <table:table-cell office:value-type="float" office:value="20150601" table:style-name="ce8">
            <text:p>#######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USF_ACEXII_1</text:p>
          </table:table-cell>
          <table:table-cell office:value-type="string" table:style-name="ce1">
            <text:p>'</text:p>
          </table:table-cell>
          <table:table-cell office:value-type="string" table:style-name="ce1">
            <text:p>,</text:p>
          </table:table-cell>
          <table:table-cell office:value-type="string" table:style-name="ce1">
            <text:p>)</text:p>
          </table:table-cell>
          <table:table-cell office:value-type="string" table:style-name="ce1">
            <text:p>INSERT INTO ace.EncomendaRecebida VALUES (</text:p>
          </table:table-cell>
          <table:table-cell office:value-type="string" office:string-value="INSERT INTO ace.EncomendaRecebida VALUES ('ace_Enc1019',210300003,'20150601',34,'ini','USF_ACEXII_1')" table:formula="of:=[.J21]&amp;[.G21]&amp;[.A21]&amp;[.G21]&amp;[.H21]&amp;[.B21]&amp;[.H21]&amp;[.G21]&amp;[.C21]&amp;[.G21]&amp;[.H21]&amp;[.D21]&amp;[.H21]&amp;[.G21]&amp;[.E21]&amp;[.G21]&amp;[.H21]&amp;[.G21]&amp;[.F21]&amp;[.G21]&amp;[.I21]" table:style-name="ce1">
            <text:p>INSERT INTO ace.EncomendaRecebida VALUES ('ace_Enc1019',210300003,'20150601',34,'ini','USF_ACEXII_1')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string" office:string-value="" table:formula="of:=[.J22]&amp;[.G22]&amp;[.A22]&amp;[.G22]&amp;[.H22]&amp;[.B22]&amp;[.H22]&amp;[.G22]&amp;[.C22]&amp;[.G22]&amp;[.H22]&amp;[.D22]&amp;[.H22]&amp;[.G22]&amp;[.E22]&amp;[.G22]&amp;[.H22]&amp;[.G22]&amp;[.F22]&amp;[.G22]&amp;[.I22]" table:style-name="ce1"/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string" office:string-value="" table:formula="of:=[.J23]&amp;[.G23]&amp;[.A23]&amp;[.G23]&amp;[.H23]&amp;[.B23]&amp;[.H23]&amp;[.G23]&amp;[.C23]&amp;[.G23]&amp;[.H23]&amp;[.D23]&amp;[.H23]&amp;[.G23]&amp;[.E23]&amp;[.G23]&amp;[.H23]&amp;[.G23]&amp;[.F23]&amp;[.G23]&amp;[.I23]" table:style-name="ce1"/>
          <table:table-cell table:number-columns-repeated="16373"/>
        </table:table-row>
        <table:table-row table:number-rows-repeated="1048553" table:style-name="ro1">
          <table:table-cell table:number-columns-repeated="16384"/>
        </table:table-row>
      </table:table>
      <table:table table:name="Produto" table:style-name="ta2">
        <table:table-column table:style-name="co30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Referencia_Produto</text:p>
          </table:table-cell>
          <table:table-cell office:value-type="string" table:style-name="ce1">
            <text:p>PricipioActiv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PrecoPorUnidade</text:p>
          </table:table-cell>
          <table:table-cell office:value-type="string" table:style-name="ce1">
            <text:p>Marca</text:p>
          </table:table-cell>
          <table:table-cell table:number-columns-repeated="16379"/>
        </table:table-row>
        <table:table-row table:style-name="ro2">
          <table:table-cell office:value-type="float" office:value="677530" table:style-name="ce7">
            <text:p>677530</text:p>
          </table:table-cell>
          <table:table-cell office:value-type="string" table:style-name="ce7">
            <text:p>PARACETAMOL</text:p>
          </table:table-cell>
          <table:table-cell office:value-type="string" table:style-name="ce7">
            <text:p>PARACETAMOL ACCORD 1 g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656509" table:style-name="ce7">
            <text:p>656509</text:p>
          </table:table-cell>
          <table:table-cell office:value-type="string" table:style-name="ce7">
            <text:p>IBUPROFENO</text:p>
          </table:table-cell>
          <table:table-cell office:value-type="string" table:style-name="ce7">
            <text:p>BRUFEN 600 mg COMPRIMIDOS RECUBIERTOS CON PELICULA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09527" table:style-name="ce7">
            <text:p>709527</text:p>
          </table:table-cell>
          <table:table-cell office:value-type="string" table:style-name="ce7">
            <text:p>ACIDO ACETILSALICILICO<text:s text:c="2"/></text:p>
          </table:table-cell>
          <table:table-cell office:value-type="string" table:style-name="ce7">
            <text:p>ASPIRINA 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00245" table:style-name="ce7">
            <text:p>700245</text:p>
          </table:table-cell>
          <table:table-cell office:value-type="string" table:style-name="ce7">
            <text:p>PARACETAMOL</text:p>
          </table:table-cell>
          <table:table-cell office:value-type="string" table:style-name="ce7">
            <text:p>ANTIDOL 500 mg COMPRIMIDOS RECUBIERTOS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style-name="ro2">
          <table:table-cell office:value-type="float" office:value="788919" table:style-name="ce7">
            <text:p>788919</text:p>
          </table:table-cell>
          <table:table-cell office:value-type="string" table:style-name="ce7">
            <text:p>ACETILCISTEINA</text:p>
          </table:table-cell>
          <table:table-cell office:value-type="string" table:style-name="ce7">
            <text:p>ACETILCISTEINA TARBIS </text:p>
          </table:table-cell>
          <table:table-cell office:value-type="string" table:style-name="ce1">
            <text:p>NULL</text:p>
          </table:table-cell>
          <table:table-cell office:value-type="string" table:style-name="ce7">
            <text:p>NULL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Encomenda_Recebida" table:style-name="ta2">
        <table:table-column table:style-name="co20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Unicode MS" svg:font-family="&quot;Arial Unicode MS&quot;"/>
    <style:font-face style:name="Consolas" svg:font-family="Consolas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Hiperliga_231__227_o" style:display-name="Hiperligaçã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ilton</meta:initial-creator>
    <dc:creator>Paulo</dc:creator>
    <meta:creation-date>2015-05-31T01:31:12Z</meta:creation-date>
    <dc:date>2015-06-23T21:15:22Z</dc:date>
  </office:meta>
</office:document-meta>
</file>